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ed" officeooo:paragraph-rsid="000ac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++name++. I am a good boy. My emailid is ++email++.I was born on ++date++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2:06:26.639993668</meta:creation-date>
    <dc:date>2018-11-01T22:08:09.129159105</dc:date>
    <meta:editing-duration>PT1M46S</meta:editing-duration>
    <meta:editing-cycles>1</meta:editing-cycles>
    <meta:document-statistic meta:table-count="0" meta:image-count="0" meta:object-count="0" meta:page-count="1" meta:paragraph-count="1" meta:word-count="17" meta:character-count="86" meta:non-whitespace-character-count="69"/>
    <meta:generator>LibreOffice/6.0.3.2$Linux_X86_64 LibreOffice_project/00m0$Build-2</meta:generator>
  </office:meta>
</office:document-meta>
</file>